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0.42mm" fo:margin-left="32.44mm" table:align="left" style:writing-mode="lr-tb"/>
    </style:style>
    <style:style style:name="Table1.A" style:family="table-column">
      <style:table-column-properties style:column-width="112.25mm"/>
    </style:style>
    <style:style style:name="Table1.B" style:family="table-column">
      <style:table-column-properties style:column-width="4.62mm"/>
    </style:style>
    <style:style style:name="Table1.C" style:family="table-column">
      <style:table-column-properties style:column-width="23.55mm"/>
    </style:style>
    <style:style style:name="Table1.1" style:family="table-row">
      <style:table-row-properties style:row-height="41.54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75pt solid #000001" fo:border-right="none" fo:border-top="none" fo:border-bottom="0.75pt solid #000001"/>
    </style:style>
    <style:style style:name="Table1.2" style:family="table-row">
      <style:table-row-properties style:row-height="6.3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75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73.83mm" fo:break-before="page" table:align="left" style:writing-mode="lr-tb"/>
    </style:style>
    <style:style style:name="Table2.A" style:family="table-column">
      <style:table-column-properties style:column-width="141.55mm"/>
    </style:style>
    <style:style style:name="Table2.B" style:family="table-column">
      <style:table-column-properties style:column-width="32.28mm"/>
    </style:style>
    <style:style style:name="Table2.1" style:family="table-row">
      <style:table-row-properties style:min-row-height="39.16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0.05pt solid #000000" fo:border-right="none" fo:border-top="none" fo:border-bottom="0.05pt solid #000000"/>
    </style:style>
    <style:style style:name="Table2.2" style:family="table-row">
      <style:table-row-properties style:min-row-height="8.04mm"/>
    </style:style>
    <style:style style:name="Table3" style:family="table">
      <style:table-properties style:width="173.92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86.92mm" style:rel-column-width="4608*"/>
    </style:style>
    <style:style style:name="Table3.B" style:family="table-column">
      <style:table-column-properties style:column-width="87mm" style:rel-column-width="4612*"/>
    </style:style>
    <style:style style:name="Table3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3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Standard">
      <style:paragraph-properties fo:margin-top="0mm" fo:margin-bottom="6.63mm" fo:line-height="0.35mm"/>
    </style:style>
    <style:style style:name="P5" style:family="paragraph" style:parent-style-name="Standard">
      <style:paragraph-properties fo:margin-left="4.53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6" style:family="paragraph" style:parent-style-name="Standard">
      <style:paragraph-properties fo:margin-left="4.53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7" style:family="paragraph" style:parent-style-name="Standard">
      <style:paragraph-properties fo:margin-left="4.53mm" fo:margin-right="0mm" fo:margin-top="8.89mm" fo:margin-bottom="0mm" fo:line-height="83%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8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font-size-complex="12pt" style:text-scale="105%"/>
    </style:style>
    <style:style style:name="P9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87.82mm" style:leader-style="dotted" style:leader-text="."/>
          <style:tab-stop style:position="157.36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87.82mm" style:leader-style="dotted" style:leader-text="."/>
          <style:tab-stop style:position="157.36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1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12" style:family="paragraph" style:parent-style-name="Standard">
      <style:paragraph-properties fo:margin-left="86.36mm" fo:margin-right="0mm" fo:margin-top="0.64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13" style:family="paragraph" style:parent-style-name="Standard">
      <style:paragraph-properties fo:margin-left="86.36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33.02mm" fo:margin-right="0mm" fo:text-indent="0mm" style:auto-text-indent="false">
        <style:tab-stops>
          <style:tab-stop style:position="86.8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33.02mm" fo:margin-right="0mm" fo:text-indent="0mm" style:auto-text-indent="false">
        <style:tab-stops>
          <style:tab-stop style:position="86.89mm" style:type="right" style:leader-style="dotted" style:leader-text="."/>
          <style:tab-stop style:position="98.83mm"/>
          <style:tab-stop style:position="164.18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96.52mm" fo:margin-right="0mm" fo:margin-top="15.24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7" style:family="paragraph" style:parent-style-name="Standard">
      <style:paragraph-properties fo:margin-left="71.12mm" fo:margin-right="0mm" fo:margin-top="8.89mm" fo:margin-bottom="7.62mm" fo:text-indent="0mm" style:auto-text-indent="false">
        <style:tab-stops>
          <style:tab-stop style:position="86.89mm" style:type="right"/>
          <style:tab-stop style:position="166.2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0mm" fo:margin-right="7.62mm" fo:margin-top="1.27mm" fo:margin-bottom="0mm" fo:text-align="end" style:justify-single-word="false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19" style:family="paragraph" style:parent-style-name="Standard">
      <style:paragraph-properties fo:margin-top="4.45mm" fo:margin-bottom="0mm" fo:text-align="center" style:justify-single-word="false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>
      <style:paragraph-properties fo:margin-left="26.67mm" fo:margin-right="0mm" fo:margin-top="4.45mm" fo:margin-bottom="0mm" fo:text-align="justify" style:justify-single-word="false" fo:text-indent="-6.35mm" style:auto-text-indent="false"/>
    </style:style>
    <style:style style:name="P31" style:family="paragraph" style:parent-style-name="Standard">
      <style:paragraph-properties fo:margin-left="20.32mm" fo:margin-right="0mm" fo:margin-top="2.54mm" fo:margin-bottom="0mm" fo:line-height="85%" fo:text-indent="0mm" style:auto-text-indent="false">
        <style:tab-stops>
          <style:tab-stop style:position="107.28m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21.59mm" fo:margin-right="0mm" fo:margin-top="22.23mm" fo:margin-bottom="0mm" fo:text-indent="0mm" style:auto-text-indent="false">
        <style:tab-stops>
          <style:tab-stop style:position="86.89m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style:font-name="Times New Roman1" fo:font-size="12pt" style:font-size-asian="12pt" style:font-size-complex="12pt"/>
    </style:style>
    <style:style style:name="P34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5" style:family="paragraph" style:parent-style-name="Standard" style:master-page-name="Standard">
      <style:paragraph-properties fo:line-height="0%" style:page-number="auto"/>
    </style:style>
    <style:style style:name="P36" style:family="paragraph" style:parent-style-name="Standard" style:list-style-name="WWNum1">
      <style:paragraph-properties fo:margin-left="7.62mm" fo:margin-right="0mm" fo:margin-top="3.18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37" style:family="paragraph" style:parent-style-name="Standard" style:list-style-name="WWNum1">
      <style:paragraph-properties fo:margin-left="7.62mm" fo:margin-right="0mm" fo:margin-top="3.18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09mm" style:font-size-asian="12pt" style:text-scale="105%"/>
    </style:style>
    <style:style style:name="P38" style:family="paragraph" style:parent-style-name="Standard" style:list-style-name="WWNum1">
      <style:paragraph-properties fo:margin-left="7.62mm" fo:margin-right="0mm" fo:margin-top="3.81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39" style:family="paragraph" style:parent-style-name="Standard" style:list-style-name="WWNum1">
      <style:paragraph-properties fo:margin-left="7.62mm" fo:margin-right="0mm" fo:margin-top="3.81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40" style:family="paragraph" style:parent-style-name="Standard" style:list-style-name="WWNum1">
      <style:paragraph-properties fo:margin-left="7.62mm" fo:margin-right="0mm" fo:margin-top="5.08mm" fo:margin-bottom="0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41" style:family="paragraph" style:parent-style-name="Standard" style:list-style-name="WWNum1">
      <style:paragraph-properties fo:margin-left="7.62mm" fo:margin-right="0mm" fo:margin-top="3.81mm" fo:margin-bottom="19.05mm" fo:text-indent="0mm" style:auto-text-indent="false">
        <style:tab-stops>
          <style:tab-stop style:position="15.24mm" style:type="char" style:char="."/>
        </style:tab-stops>
      </style:paragraph-properties>
      <style:text-properties fo:color="#000000" style:font-name="Times New Roman" fo:font-size="12pt" fo:letter-spacing="0.05mm" style:font-size-asian="12pt" style:text-scale="105%"/>
    </style:style>
    <style:style style:name="P42" style:family="paragraph" style:parent-style-name="Standard" style:list-style-name="WWNum2">
      <style:paragraph-properties fo:margin-left="26.67mm" fo:margin-right="0mm" fo:text-align="justify" style:justify-single-word="false" fo:text-indent="-17.78mm" style:auto-text-indent="false">
        <style:tab-stops>
          <style:tab-stop style:position="20.11mm"/>
        </style:tab-stops>
      </style:paragraph-properties>
    </style:style>
    <style:style style:name="P43" style:family="paragraph" style:parent-style-name="Standard" style:list-style-name="WWNum2">
      <style:paragraph-properties fo:margin-left="26.67mm" fo:margin-right="0mm" fo:margin-top="9.53mm" fo:margin-bottom="0mm" fo:text-indent="-17.78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2pt" fo:letter-spacing="0.46mm" style:font-size-asian="12pt" style:text-scale="105%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4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4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4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5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style:font-size-asian="12pt" style:font-size-complex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style:font-size-asian="12pt" style:font-size-complex="12pt" style:text-scale="105%"/>
    </style:style>
    <style:style style:name="T7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font-name="Times New Roman" fo:font-size="12pt" fo:letter-spacing="0.05mm" style:font-size-asian="12pt" style:text-scale="105%"/>
    </style:style>
    <style:style style:name="T10" style:family="text">
      <style:text-properties fo:color="#000000" style:font-name="Times New Roman" fo:font-size="12pt" fo:letter-spacing="-0.02mm" style:font-size-asian="12pt" style:text-scale="105%"/>
    </style:style>
    <style:style style:name="T11" style:family="text">
      <style:text-properties fo:color="#000000" style:font-name="Times New Roman" fo:font-size="12pt" fo:letter-spacing="-0.04mm" style:font-size-asian="12pt" style:text-scale="105%"/>
    </style:style>
    <style:style style:name="T12" style:family="text">
      <style:text-properties fo:color="#000000" style:font-name="Times New Roman" fo:font-size="12pt" fo:letter-spacing="-0.21mm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5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3" style:family="text">
      <style:text-properties fo:color="#000000"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weight-complex="normal" style:text-scale="100%"/>
    </style:style>
    <style:style style:name="T24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5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4">(CHAPTER 50) <text:line-break/></text:span><text:span text:style-name="T7">SECTION 133(1)</text:span></text:p>
            <text:p text:style-name="P19"><text:span text:style-name="T7">AFFIDAVIT IN RESPECT OF PROPERTY ACQUIRED <text:line-break/>BY FOREIGN COMPANY WHILE PROPERTY IS <text:line-break/></text:span><text:span text:style-name="T1">SUBJECT TO A CHARGE BEFORE REGISTRATION <text:line-break/></text:span><text:span text:style-name="T7">OF FOREIGN COMPANY IN SINGAPOR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6">FORM</text:p>
            <text:p text:style-name="P7">38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Folio No</text:p>
          </table:table-cell>
        </table:table-row>
      </table:table>
      <text:p text:style-name="P4"/>
      <text:p text:style-name="P2">Name of Company: <text:span text:style-name="T24"><text:placeholder text:placeholder-type="text">&lt;o.name&gt;</text:placeholder></text:span></text:p>
      <text:p text:style-name="P8">Company No: <text:span text:style-name="T25"><text:placeholder text:placeholder-type="text">&lt;o.uen&gt;</text:placeholder></text:span></text:p>
      <text:p text:style-name="P9"><text:span text:style-name="T3">I, </text:span><text:span text:style-name="T13"><text:placeholder text:placeholder-type="text">&lt;get_director1(o.id)['name']&gt;</text:placeholder></text:span><text:span text:style-name="T3">, of </text:span><text:span text:style-name="T13"><text:placeholder text:placeholder-type="text">&lt;get_partner_full_address(get_director1(o.id)['id'])&gt;</text:placeholder></text:span><text:span text:style-name="T13"> </text:span><text:span text:style-name="T6">*NRIC/Passport No </text:span><text:span text:style-name="T14"><text:placeholder text:placeholder-type="text">&lt;get_director1(o.id)['nric']&gt;</text:placeholder></text:span><text:span text:style-name="T2"><text:line-break/></text:span></text:p>
      <text:p text:style-name="P10">make oath and say as follows:</text:p>
      <text:list xml:id="list15468668981" text:style-name="WWNum1">
        <text:list-item>
          <text:p text:style-name="P36">The abovenamed company was registered in Singapore as a foreign company on:</text:p>
        </text:list-item>
        <text:list-item>
          <text:p text:style-name="P37">The property(ies) *was/were acquired on:</text:p>
        </text:list-item>
        <text:list-item>
          <text:p text:style-name="P38">The charge was created on:</text:p>
        </text:list-item>
        <text:list-item>
          <text:p text:style-name="P39">The charge is registered in the Register of Charges as Charge No:</text:p>
        </text:list-item>
        <text:list-item>
          <text:p text:style-name="P40">The charge is registered in the Register of Charges on:</text:p>
        </text:list-item>
        <text:list-item>
          <text:p text:style-name="P40">The amount now owing on the security of the charge is:</text:p>
        </text:list-item>
        <text:list-item>
          <text:p text:style-name="P41">The name(s) and address(es) of the chargee(s) *is/are:</text:p>
        </text:list-item>
      </text:list>
      <text:p text:style-name="P11">* Delete where inapplicable.</text:p>
      <text:p text:style-name="P4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<text:span text:style-name="T15">Lodged in the office of the Registrar of Companies &amp; </text:span><text:span text:style-name="T16">Businesses by</text:span></text:p>
            <text:p text:style-name="P23">Name:</text:p>
            <text:p text:style-name="P25">Address:</text:p>
            <text:p text:style-name="P26"><text:span text:style-name="T18">A/c No:<text:tab/></text:span><text:span text:style-name="T17">Tel No:</text:span></text:p>
            <text:p text:style-name="P27">Fax No: </text:p>
          </table:table-cell>
          <table:table-cell table:style-name="Table3.B1" office:value-type="string">
            <text:p text:style-name="P21">For Official Use</text:p>
            <text:p text:style-name="P22">______________________________________</text:p>
            <text:p text:style-name="P28">Date of Registration:</text:p>
            <text:p text:style-name="P29">Receipt No:</text:p>
            <text:p text:style-name="P24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FORM 38A CONTINUATION SHEET 1 </text:p>
            <text:p text:style-name="P33"/>
            <text:p text:style-name="P33"/>
            <text:p text:style-name="P33"/>
            <text:p text:style-name="P33"/>
            <text:p text:style-name="P33">Name of Company: <text:span text:style-name="T23"><text:placeholder text:placeholder-type="text">&lt;o.name&gt;</text:placeholder></text:span></text:p>
            <text:p text:style-name="P33"/>
            <text:p text:style-name="P33"/>
          </table:table-cell>
          <table:table-cell table:style-name="Table2.B1" office:value-type="string">
            <text:p text:style-name="P6">FORM</text:p>
            <text:p text:style-name="P7">38A</text:p>
          </table:table-cell>
        </table:table-row>
        <table:table-row table:style-name="Table2.2">
          <table:table-cell table:style-name="Table2.A1" office:value-type="string">
            <text:p text:style-name="P33">Company No: <text:span text:style-name="T23"><text:placeholder text:placeholder-type="text">&lt;o.uen&gt;</text:placeholder></text:span></text:p>
          </table:table-cell>
          <table:table-cell table:style-name="Table2.A1" office:value-type="string">
            <text:p text:style-name="P5">Folio No</text:p>
          </table:table-cell>
        </table:table-row>
      </table:table>
      <text:p text:style-name="Standard"/>
      <text:list xml:id="list805405454" text:style-name="WWNum2">
        <text:list-item>
          <text:p text:style-name="P42"><text:span text:style-name="T10">(a) The instrument of charge to be produced to the Registrar for his inspection is the </text:span><text:span text:style-name="T2">same instrument in respect of which the instrument or a copy thereof was </text:span><text:span text:style-name="T8">registered/produced to the Registrar for inspection in relation to the charge registered in the Register of Charges as Charge No:</text:span></text:p>
        </text:list-item>
      </text:list>
      <text:p text:style-name="P30"><text:span text:style-name="T9">(b) The copy of the instrument of charge to be produced to the Registrar for his </text:span><text:span text:style-name="T10">inspection was compared by me with the original instrument and it is a true and </text:span><text:span text:style-name="T5">correct copy of that instrument or a copy thereof that was registered/produced to the </text:span><text:span text:style-name="T8">Registrar for inspection in relation to the charge registered in the Register of Charges as Charge No:</text:span></text:p>
      <text:list xml:id="list994133157" text:continue-numbering="true" text:style-name="WWNum2">
        <text:list-item>
          <text:p text:style-name="P43">The Statement of Particulars in Respect of Charge (Form 34) dated</text:p>
        </text:list-item>
      </text:list>
      <text:p text:style-name="P31"><text:span text:style-name="T2"><text:tab/></text:span><text:span text:style-name="T8"> is correct.</text:span></text:p>
      <text:p text:style-name="P32"><text:span text:style-name="T11">Sworn at<text:tab/></text:span><text:span text:style-name="T2">)</text:span></text:p>
      <text:p text:style-name="P12">)</text:p>
      <text:p text:style-name="P15"><text:span text:style-name="T2">this <text:s text:c="2"/><text:tab/></text:span><text:span text:style-name="T12">day)<text:tab/></text:span><text:span text:style-name="T2">Signature: <text:tab/></text:span></text:p>
      <text:p text:style-name="P13">)</text:p>
      <text:p text:style-name="P14">of<text:tab/> )</text:p>
      <text:p text:style-name="P16">Before me —</text:p>
      <text:p text:style-name="P17"><text:tab/>Signature: <text:tab/></text:p>
      <text:p text:style-name="P18">Name of Commissioner for Oaths/Notary 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-0.02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12mm" fo:margin-bottom="13.67mm" fo:margin-left="18.75mm" fo:margin-right="17.55mm" style:writing-mode="lr-tb" style:layout-grid-color="#c0c0c0" style:layout-grid-lines="257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6mm" fo:margin-bottom="48.86mm" fo:margin-left="18.64mm" fo:margin-right="17.66mm" style:writing-mode="lr-tb" style:layout-grid-color="#c0c0c0" style:layout-grid-lines="222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64</meta:editing-cycles>
    <meta:creation-date>2015-12-16T07:44:00</meta:creation-date>
    <dc:date>2016-01-13T13:44:34</dc:date>
    <meta:editing-duration>PT12M49S</meta:editing-duration>
    <meta:generator>LibreOffice/3.5$Linux_X86_64 LibreOffice_project/350m1$Build-2</meta:generator>
    <meta:document-statistic meta:table-count="3" meta:image-count="0" meta:object-count="0" meta:page-count="2" meta:paragraph-count="45" meta:word-count="321" meta:character-count="1965" meta:non-whitespace-character-count="16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